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45.05mm"/>
    </style:style>
    <style:style style:name="co3" style:family="table-column">
      <style:table-column-properties fo:break-before="auto" style:column-width="74.08mm"/>
    </style:style>
    <style:style style:name="co4" style:family="table-column">
      <style:table-column-properties fo:break-before="auto" style:column-width="11.94mm"/>
    </style:style>
    <style:style style:name="co5" style:family="table-column">
      <style:table-column-properties fo:break-before="auto" style:column-width="10.5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6" table:default-cell-style-name="ce2"/>
        <table:table-row table:style-name="ro1">
          <table:table-cell office:value-type="string" calcext:value-type="string">
            <text:p>PBS Proto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RC</text:p>
          </table:table-cell>
          <table:table-cell/>
          <table:table-cell office:value-type="string" calcext:value-type="string">
            <text:p>NRC</text:p>
          </table:table-cell>
          <table:table-cell/>
          <table:table-cell office:value-type="string" calcext:value-type="string">
            <text:p>RC EUR</text:p>
          </table:table-cell>
          <table:table-cell/>
          <table:table-cell office:value-type="string" calcext:value-type="string">
            <text:p>PC Indic</text:p>
          </table:table-cell>
        </table:table-row>
        <table:table-row table:style-name="ro1">
          <table:table-cell office:value-type="string" calcext:value-type="string">
            <text:p>RPI2</text:p>
          </table:table-cell>
          <table:table-cell office:value-type="string" calcext:value-type="string">
            <text:p>Raspberry PI V2</text:p>
          </table:table-cell>
          <table:table-cell office:value-type="string" calcext:value-type="string">
            <text:p>https://www.adafruit.com/products/2358</text:p>
          </table:table-cell>
          <table:table-cell office:value-type="float" office:value="39.95" calcext:value-type="float">
            <text:p>39,95</text:p>
          </table:table-cell>
          <table:table-cell office:value-type="string" calcext:value-type="string">
            <text:p>USD</text:p>
          </table:table-cell>
          <table:table-cell table:number-columns-repeated="2"/>
          <table:table-cell table:formula="of:=[.D2]/1.12" office:value-type="float" office:value="35.6696428571429" calcext:value-type="float">
            <text:p>35,6696428571</text:p>
          </table:table-cell>
          <table:table-cell/>
          <table:table-cell table:formula="of:=[.D2]" office:value-type="float" office:value="39.95" calcext:value-type="float">
            <text:p>39,95</text:p>
          </table:table-cell>
        </table:table-row>
        <table:table-row table:style-name="ro1">
          <table:table-cell office:value-type="string" calcext:value-type="string">
            <text:p>SCR</text:p>
          </table:table-cell>
          <table:table-cell office:value-type="string" calcext:value-type="string">
            <text:p>Ecran Resistif + flex</text:p>
          </table:table-cell>
          <table:table-cell office:value-type="string" calcext:value-type="string">
            <text:p><text:a xlink:href="https://www.adafruit.com/products/2298" xlink:type="simple">https://www.adafruit.com/products/2298</text:a></text:p>
          </table:table-cell>
          <table:table-cell office:value-type="float" office:value="34.95" calcext:value-type="float">
            <text:p>34,95</text:p>
          </table:table-cell>
          <table:table-cell office:value-type="string" calcext:value-type="string">
            <text:p>USD</text:p>
          </table:table-cell>
          <table:table-cell table:number-columns-repeated="2"/>
          <table:table-cell table:formula="of:=[.D3]/1.12" office:value-type="float" office:value="31.2053571428571" calcext:value-type="float">
            <text:p>31,2053571429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AM</text:p>
          </table:table-cell>
          <table:table-cell office:value-type="string" calcext:value-type="string">
            <text:p>Camera + flex</text:p>
          </table:table-cell>
          <table:table-cell office:value-type="string" calcext:value-type="string">
            <text:p>https://www.adafruit.com/products/1367</text:p>
          </table:table-cell>
          <table:table-cell office:value-type="float" office:value="19.95" calcext:value-type="float">
            <text:p>19,95</text:p>
          </table:table-cell>
          <table:table-cell office:value-type="string" calcext:value-type="string">
            <text:p>USD</text:p>
          </table:table-cell>
          <table:table-cell table:number-columns-repeated="2"/>
          <table:table-cell table:formula="of:=[.D4]/1.12" office:value-type="float" office:value="17.8125" calcext:value-type="float">
            <text:p>17,8125</text:p>
          </table:table-cell>
          <table:table-cell/>
          <table:table-cell table:formula="of:=[.D4]" office:value-type="float" office:value="19.95" calcext:value-type="float">
            <text:p>19,95</text:p>
          </table:table-cell>
        </table:table-row>
        <table:table-row table:style-name="ro1">
          <table:table-cell office:value-type="string" calcext:value-type="string">
            <text:p>BL</text:p>
          </table:table-cell>
          <table:table-cell office:value-type="string" calcext:value-type="string">
            <text:p>Backlight Proto</text:p>
          </table:table-cell>
          <table:table-cell office:value-type="string" calcext:value-type="string">
            <text:p>MA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D</text:p>
          </table:table-cell>
          <table:table-cell office:value-type="float" office:value="19.99" calcext:value-type="float">
            <text:p>19,99</text:p>
          </table:table-cell>
          <table:table-cell office:value-type="string" calcext:value-type="string">
            <text:p>EUR</text:p>
          </table:table-cell>
          <table:table-cell table:formula="of:=[.F5]/10" office:value-type="float" office:value="1.999" calcext:value-type="float">
            <text:p>1,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capteur de distance</text:p>
          </table:table-cell>
          <table:table-cell office:value-type="string" calcext:value-type="string">
            <text:p>https://www.adafruit.com/products/1927</text:p>
          </table:table-cell>
          <table:table-cell office:value-type="float" office:value="6.95" calcext:value-type="float">
            <text:p>6,95</text:p>
          </table:table-cell>
          <table:table-cell office:value-type="string" calcext:value-type="string">
            <text:p>USD</text:p>
          </table:table-cell>
          <table:table-cell table:number-columns-repeated="2"/>
          <table:table-cell table:formula="of:=[.D6]/1.12" office:value-type="float" office:value="6.20535714285714" calcext:value-type="float">
            <text:p>6,2053571429</text:p>
          </table:table-cell>
          <table:table-cell/>
          <table:table-cell office:value-type="float" office:value="3.71" calcext:value-type="float">
            <text:p>3,71</text:p>
          </table:table-cell>
        </table:table-row>
        <table:table-row table:style-name="ro1">
          <table:table-cell table:number-columns-repeated="7"/>
          <table:table-cell table:style-name="ce1" table:formula="of:=SUM([.H2:.H6])" office:value-type="float" office:value="92.8918571428571" calcext:value-type="float">
            <text:p>92,8918571429</text:p>
          </table:table-cell>
          <table:table-cell office:value-type="string" calcext:value-type="string">
            <text:p>EUR</text:p>
          </table:table-cell>
          <table:table-cell table:formula="of:=SUM([.J3:.J6])" office:value-type="float" office:value="41.66" calcext:value-type="float">
            <text:p>41,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2T17:50:55.632000000</meta:creation-date>
    <dc:date>2016-05-22T18:07:04.711000000</dc:date>
    <meta:editing-duration>PT16M9S</meta:editing-duration>
    <meta:editing-cycles>1</meta:editing-cycles>
    <meta:document-statistic meta:table-count="1" meta:cell-count="46" meta:object-count="0"/>
    <meta:generator>LibreOffice/5.0.5.2$Windows_x86 LibreOffice_project/55b006a02d247b5f7215fc6ea0fde844b30035b3</meta:generator>
  </office:meta>
</office:document-meta>
</file>